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"/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hroughput (MB/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3" office:value-type="float" office:value="4.3" calcext:value-type="float">
            <text:p>4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ault posix</text:p>
          </table:table-cell>
          <table:table-cell table:number-columns-repeated="3" office:value-type="float" office:value="3.4" calcext:value-type="float">
            <text:p>3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uring</text:p>
          </table:table-cell>
          <table:table-cell table:number-columns-repeated="3"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uring coop</text:p>
          </table:table-cell>
          <table:table-cell table:number-columns-repeated="3"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uring sqpoll</text:p>
          </table:table-cell>
          <table:table-cell table:number-columns-repeated="3" office:value-type="float" office:value="4.7" calcext:value-type="float">
            <text:p>4.7</text:p>
          </table:table-cell>
          <table:table-cell table:number-columns-repeated="4"/>
          <table:table-cell table:formula="of:=4.7/4.2" office:value-type="float" office:value="1.11904761904762" calcext:value-type="float">
            <text:p>1.11904761904762</text:p>
          </table:table-cell>
          <table:table-cell/>
        </table:table-row>
        <table:table-row table:style-name="ro1">
          <table:table-cell office:value-type="string" calcext:value-type="string">
            <text:p>liburing async</text:p>
          </table:table-cell>
          <table:table-cell table:number-columns-repeated="3" office:value-type="float" office:value="3.6" calcext:value-type="float">
            <text:p>3.6</text:p>
          </table:table-cell>
          <table:table-cell table:number-columns-repeated="5"/>
          <table:table-cell table:formula="of:=192.67/221.86" office:value-type="float" office:value="0.868430541783106" calcext:value-type="float">
            <text:p>0.8684305417831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Latency p95 (micro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18.82" calcext:value-type="float">
            <text:p>218.82</text:p>
          </table:table-cell>
          <table:table-cell office:value-type="float" office:value="218.08" calcext:value-type="float">
            <text:p>218.08</text:p>
          </table:table-cell>
          <table:table-cell office:value-type="float" office:value="218.24" calcext:value-type="float">
            <text:p>218.24</text:p>
          </table:table-cell>
          <table:table-cell table:formula="of:=AVERAGE([.B11:.D11])" office:value-type="float" office:value="218.38" calcext:value-type="float">
            <text:p>218.38</text:p>
          </table:table-cell>
          <table:table-cell table:number-columns-repeated="2"/>
          <table:table-cell table:formula="of:=218.31/261.29" office:value-type="float" office:value="0.835508438899307" calcext:value-type="float">
            <text:p>0.835508438899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 posix</text:p>
          </table:table-cell>
          <table:table-cell office:value-type="float" office:value="263.53" calcext:value-type="float">
            <text:p>263.53</text:p>
          </table:table-cell>
          <table:table-cell office:value-type="float" office:value="260.32" calcext:value-type="float">
            <text:p>260.32</text:p>
          </table:table-cell>
          <table:table-cell office:value-type="float" office:value="260.02" calcext:value-type="float">
            <text:p>260.02</text:p>
          </table:table-cell>
          <table:table-cell table:formula="of:=AVERAGE([.B12:.D12])" office:value-type="float" office:value="261.29" calcext:value-type="float">
            <text:p>261.29</text:p>
          </table:table-cell>
          <table:table-cell table:number-columns-repeated="2"/>
          <table:table-cell table:formula="of:=4.3/3.4" office:value-type="float" office:value="1.26470588235294" calcext:value-type="float">
            <text:p>1.26470588235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uring</text:p>
          </table:table-cell>
          <table:table-cell office:value-type="float" office:value="223.22" calcext:value-type="float">
            <text:p>223.22</text:p>
          </table:table-cell>
          <table:table-cell office:value-type="float" office:value="220.44" calcext:value-type="float">
            <text:p>220.44</text:p>
          </table:table-cell>
          <table:table-cell office:value-type="float" office:value="221.92" calcext:value-type="float">
            <text:p>221.92</text:p>
          </table:table-cell>
          <table:table-cell table:formula="of:=AVERAGE([.B13:.D13])" office:value-type="float" office:value="221.86" calcext:value-type="float">
            <text:p>221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uring coop</text:p>
          </table:table-cell>
          <table:table-cell office:value-type="float" office:value="223.13" calcext:value-type="float">
            <text:p>223.13</text:p>
          </table:table-cell>
          <table:table-cell office:value-type="float" office:value="223.81" calcext:value-type="float">
            <text:p>223.81</text:p>
          </table:table-cell>
          <table:table-cell office:value-type="float" office:value="224.05" calcext:value-type="float">
            <text:p>224.05</text:p>
          </table:table-cell>
          <table:table-cell table:formula="of:=AVERAGE([.B14:.D14])" office:value-type="float" office:value="223.663333333333" calcext:value-type="float">
            <text:p>223.66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uring sqpoll</text:p>
          </table:table-cell>
          <table:table-cell office:value-type="float" office:value="193.407" calcext:value-type="float">
            <text:p>193.407</text:p>
          </table:table-cell>
          <table:table-cell office:value-type="float" office:value="192.967" calcext:value-type="float">
            <text:p>192.967</text:p>
          </table:table-cell>
          <table:table-cell office:value-type="float" office:value="191.653" calcext:value-type="float">
            <text:p>191.653</text:p>
          </table:table-cell>
          <table:table-cell table:formula="of:=AVERAGE([.B15:.D15])" office:value-type="float" office:value="192.675666666667" calcext:value-type="float">
            <text:p>192.675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uring async</text:p>
          </table:table-cell>
          <table:table-cell office:value-type="float" office:value="240.79" calcext:value-type="float">
            <text:p>240.79</text:p>
          </table:table-cell>
          <table:table-cell office:value-type="float" office:value="241.06" calcext:value-type="float">
            <text:p>241.06</text:p>
          </table:table-cell>
          <table:table-cell office:value-type="float" office:value="241" calcext:value-type="float">
            <text:p>241</text:p>
          </table:table-cell>
          <table:table-cell table:formula="of:=AVERAGE([.B16:.D16])" office:value-type="float" office:value="240.95" calcext:value-type="float">
            <text:p>240.9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OP</text:p>
          </table:table-cell>
          <table:table-cell table:style-name="ce1" office:value-type="string" calcext:value-type="string">
            <text:p>se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1323968" calcext:value-type="float">
            <text:p>1323968</text:p>
          </table:table-cell>
          <table:table-cell office:value-type="float" office:value="29.191" calcext:value-type="float">
            <text:p>29.191</text:p>
          </table:table-cell>
          <table:table-cell table:style-name="ce2" table:formula="of:=[.B19]/[.C19]/1000" office:value-type="float" office:value="45.3553492514816" calcext:value-type="float">
            <text:p>45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ault posix</text:p>
          </table:table-cell>
          <table:table-cell office:value-type="float" office:value="1324058" calcext:value-type="float">
            <text:p>1324058</text:p>
          </table:table-cell>
          <table:table-cell office:value-type="float" office:value="37.701" calcext:value-type="float">
            <text:p>37.701</text:p>
          </table:table-cell>
          <table:table-cell table:style-name="ce2" table:formula="of:=[.B20]/[.C20]/1000" office:value-type="float" office:value="35.1199702925652" calcext:value-type="float">
            <text:p>35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buring</text:p>
          </table:table-cell>
          <table:table-cell office:value-type="float" office:value="1323981" calcext:value-type="float">
            <text:p>1323981</text:p>
          </table:table-cell>
          <table:table-cell office:value-type="float" office:value="30.009" calcext:value-type="float">
            <text:p>30.009</text:p>
          </table:table-cell>
          <table:table-cell table:style-name="ce2" table:formula="of:=[.B21]/[.C21]/1000" office:value-type="float" office:value="44.1194641607518" calcext:value-type="float">
            <text:p>44.12</text:p>
          </table:table-cell>
          <table:table-cell/>
          <table:table-cell table:style-name="ce1" office:value-type="string" calcext:value-type="string">
            <text:p>Portion</text:p>
          </table:table-cell>
          <table:table-cell table:style-name="ce1" office:value-type="string" calcext:value-type="string">
            <text:p>Req size (by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uring coop</text:p>
          </table:table-cell>
          <table:table-cell office:value-type="float" office:value="1323941" calcext:value-type="float">
            <text:p>1323941</text:p>
          </table:table-cell>
          <table:table-cell office:value-type="float" office:value="30.103" calcext:value-type="float">
            <text:p>30.103</text:p>
          </table:table-cell>
          <table:table-cell table:style-name="ce2" table:formula="of:=[.B22]/[.C22]/1000" office:value-type="float" office:value="43.980367405242" calcext:value-type="float">
            <text:p>43.98</text:p>
          </table:table-cell>
          <table:table-cell office:value-type="float" office:value="1261718" calcext:value-type="float">
            <text:p>1261718</text:p>
          </table:table-cell>
          <table:table-cell table:style-name="ce3" table:formula="of:=1261718/1324034" office:value-type="percentage" office:value="0.952934743367617" calcext:value-type="percentage">
            <text:p>95.29%</text:p>
          </table:table-cell>
          <table:table-cell office:value-type="string" calcext:value-type="string">
            <text:p>8-16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uring sqpoll</text:p>
          </table:table-cell>
          <table:table-cell office:value-type="float" office:value="1323837" calcext:value-type="float">
            <text:p>1323837</text:p>
          </table:table-cell>
          <table:table-cell office:value-type="float" office:value="27.195" calcext:value-type="float">
            <text:p>27.195</text:p>
          </table:table-cell>
          <table:table-cell table:style-name="ce2" table:formula="of:=[.B23]/[.C23]/1000" office:value-type="float" office:value="48.6794263651407" calcext:value-type="float">
            <text:p>48.68</text:p>
          </table:table-cell>
          <table:table-cell office:value-type="float" office:value="62188" calcext:value-type="float">
            <text:p>62188</text:p>
          </table:table-cell>
          <table:table-cell table:style-name="ce3" table:formula="of:=62188/1324034" office:value-type="percentage" office:value="0.0469685823777939" calcext:value-type="percentage">
            <text:p>4.70%</text:p>
          </table:table-cell>
          <table:table-cell office:value-type="string" calcext:value-type="string">
            <text:p>4-8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uring async</text:p>
          </table:table-cell>
          <table:table-cell office:value-type="float" office:value="1324034" calcext:value-type="float">
            <text:p>1324034</text:p>
          </table:table-cell>
          <table:table-cell office:value-type="float" office:value="34.776" calcext:value-type="float">
            <text:p>34.776</text:p>
          </table:table-cell>
          <table:table-cell table:style-name="ce2" table:formula="of:=[.B24]/[.C24]/1000" office:value-type="float" office:value="38.0732114101679" calcext:value-type="float">
            <text:p>38.07</text:p>
          </table:table-cell>
          <table:table-cell/>
          <table:table-cell table:style-name="ce4" table:formula="of:=1-[.F23]-[.F22]" office:value-type="percentage" office:value="0.0000966742545887023" calcext:value-type="percentage">
            <text:p>0.010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number:min-decimal-places="3" number:min-integer-digits="1"/>
      <number:text>%</number:text>
    </number:percentage-style>
    <number:number-style style:name="N122">
      <number:number number:decimal-places="16" number:min-decimal-places="16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2:19:14.718124574</meta:creation-date>
    <dc:date>2024-06-19T23:06:55.659359343</dc:date>
    <meta:editing-duration>P4DT10H47M41S</meta:editing-duration>
    <meta:editing-cycles>2</meta:editing-cycles>
    <meta:generator>LibreOffice/7.4.7.2$Linux_X86_64 LibreOffice_project/40$Build-2</meta:generator>
    <meta:document-statistic meta:table-count="1" meta:cell-count="95" meta:object-count="0"/>
  </office:meta>
</office:document-meta>
</file>